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2.286cm" svg:height="0.635cm" svg:x="7.307cm" svg:y="3.486cm">
          <text:p text:style-name="P1"><text:span text:style-name="T1">DefaultMetric</text:span></text:p>
        </draw:rect>
        <draw:rect draw:style-name="gr1" draw:text-style-name="P2" xml:id="id1" draw:id="id1" draw:layer="layout" svg:width="2.286cm" svg:height="0.635cm" svg:x="7.307cm" svg:y="2.397cm">
          <text:p text:style-name="P1"><text:span text:style-name="T1">TimeMetric</text:span></text:p>
        </draw:rect>
        <draw:connector draw:style-name="gr2" draw:text-style-name="P1" draw:layer="layout" draw:type="line" svg:x1="8.45cm" svg:y1="3.032cm" svg:x2="8.45cm" svg:y2="3.486cm" draw:start-shape="id1" draw:start-glue-point="2" draw:end-shape="id2" draw:end-glue-point="0" svg:d="M8450 3032v454">
          <text:p/>
        </draw:connector>
        <draw:rect draw:style-name="gr1" draw:text-style-name="P2" xml:id="id8" draw:id="id8" draw:layer="layout" svg:width="0.889cm" svg:height="0.629cm" svg:x="5.148cm" svg:y="3.692cm">
          <text:p text:style-name="P1"><text:span text:style-name="T1">MAE</text:span></text:p>
        </draw:rect>
        <draw:rect draw:style-name="gr1" draw:text-style-name="P2" xml:id="id9" draw:id="id9" draw:layer="layout" svg:width="0.889cm" svg:height="0.629cm" svg:x="5.148cm" svg:y="4.81cm">
          <text:p text:style-name="P1"><text:span text:style-name="T1">MSE</text:span></text:p>
        </draw:rect>
        <draw:rect draw:style-name="gr1" draw:text-style-name="P2" xml:id="id10" draw:id="id10" draw:layer="layout" svg:width="1.016cm" svg:height="0.629cm" svg:x="5.148cm" svg:y="5.916cm">
          <text:p text:style-name="P1"><text:span text:style-name="T1">RMSE</text:span></text:p>
        </draw:rect>
        <draw:rect draw:style-name="gr1" draw:text-style-name="P2" xml:id="id3" draw:id="id3" draw:layer="layout" svg:width="1.397cm" svg:height="0.629cm" svg:x="7.053cm" svg:y="7.932cm">
          <text:p text:style-name="P1"><text:span text:style-name="T1">Precision</text:span></text:p>
        </draw:rect>
        <draw:rect draw:style-name="gr1" draw:text-style-name="P2" xml:id="id5" draw:id="id5" draw:layer="layout" svg:width="1.143cm" svg:height="0.629cm" svg:x="8.577cm" svg:y="7.932cm">
          <text:p text:style-name="P1"><text:span text:style-name="T1">Recall</text:span></text:p>
        </draw:rect>
        <draw:rect draw:style-name="gr1" draw:text-style-name="P2" xml:id="id11" draw:id="id11" draw:layer="layout" svg:width="1.143cm" svg:height="0.629cm" svg:x="11.16cm" svg:y="3.692cm">
          <text:p text:style-name="P1"><text:span text:style-name="T1">NDPM</text:span></text:p>
        </draw:rect>
        <draw:rect draw:style-name="gr1" draw:text-style-name="P2" xml:id="id12" draw:id="id12" draw:layer="layout" svg:width="1.523cm" svg:height="0.629cm" svg:x="10.761cm" svg:y="4.81cm">
          <text:p text:style-name="P1"><text:span text:style-name="T1">Spearman</text:span></text:p>
        </draw:rect>
        <draw:rect draw:style-name="gr1" draw:text-style-name="P2" xml:id="id13" draw:id="id13" draw:layer="layout" svg:width="1.287cm" svg:height="0.629cm" svg:x="10.962cm" svg:y="5.904cm">
          <text:p text:style-name="P1"><text:span text:style-name="T1">Pearson</text:span></text:p>
        </draw:rect>
        <draw:rect draw:style-name="gr1" draw:text-style-name="P2" xml:id="id4" draw:id="id4" draw:layer="layout" svg:width="3.302cm" svg:height="0.629cm" svg:x="6.853cm" svg:y="6.842cm">
          <text:p text:style-name="P1"><text:span text:style-name="T1">ClassificationAccuracy</text:span></text:p>
        </draw:rect>
        <draw:connector draw:style-name="gr2" draw:text-style-name="P1" draw:layer="layout" draw:type="line" svg:x1="7.751cm" svg:y1="7.932cm" svg:x2="8.504cm" svg:y2="7.471cm" draw:start-shape="id3" draw:start-glue-point="0" draw:end-shape="id4" draw:end-glue-point="2" svg:d="M7751 7932l753-461">
          <text:p/>
        </draw:connector>
        <draw:connector draw:style-name="gr2" draw:text-style-name="P1" draw:layer="layout" draw:type="line" svg:x1="9.148cm" svg:y1="7.932cm" svg:x2="8.504cm" svg:y2="7.471cm" draw:start-shape="id5" draw:start-glue-point="0" draw:end-shape="id4" draw:end-glue-point="2" svg:d="M9148 7932l-644-461">
          <text:p/>
        </draw:connector>
        <draw:rect draw:style-name="gr1" draw:text-style-name="P2" xml:id="id6" draw:id="id6" draw:layer="layout" svg:width="3.302cm" svg:height="0.629cm" draw:transform="rotate (1.5707963267946) translate (6.621cm 6.791cm)">
          <text:p text:style-name="P1"><text:span text:style-name="T1">PredictiveAccuracy</text:span></text:p>
        </draw:rect>
        <draw:rect draw:style-name="gr1" draw:text-style-name="P2" xml:id="id7" draw:id="id7" draw:layer="layout" svg:width="3.302cm" svg:height="0.629cm" draw:transform="rotate (1.5707963267946) translate (9.644cm 6.791cm)">
          <text:p text:style-name="P1"><text:span text:style-name="T1">CorrelationAccuracy</text:span></text:p>
        </draw:rect>
        <draw:connector draw:style-name="gr2" draw:text-style-name="P1" draw:layer="layout" draw:type="line" svg:x1="7.25cm" svg:y1="5.14cm" svg:x2="8.45cm" svg:y2="4.121cm" draw:start-shape="id6" draw:start-glue-point="2" draw:end-shape="id2" draw:end-glue-point="2" svg:d="M7250 5140l1200-1019">
          <text:p/>
        </draw:connector>
        <draw:connector draw:style-name="gr2" draw:text-style-name="P1" draw:layer="layout" draw:type="line" svg:x1="8.504cm" svg:y1="6.842cm" svg:x2="8.45cm" svg:y2="4.121cm" draw:start-shape="id4" draw:start-glue-point="0" draw:end-shape="id2" draw:end-glue-point="2" svg:d="M8504 6842l-54-2721">
          <text:p/>
        </draw:connector>
        <draw:connector draw:style-name="gr2" draw:text-style-name="P1" draw:layer="layout" draw:type="line" svg:x1="9.644cm" svg:y1="5.14cm" svg:x2="8.45cm" svg:y2="4.121cm" draw:start-shape="id7" draw:start-glue-point="0" draw:end-shape="id2" draw:end-glue-point="2" svg:d="M9644 5140l-1194-1019">
          <text:p/>
        </draw:connector>
        <draw:connector draw:style-name="gr2" draw:text-style-name="P1" draw:layer="layout" draw:type="line" svg:x1="6.037cm" svg:y1="4.006cm" svg:x2="6.621cm" svg:y2="5.14cm" draw:start-shape="id8" draw:start-glue-point="1" draw:end-shape="id6" draw:end-glue-point="0" svg:d="M6037 4006l584 1134">
          <text:p/>
        </draw:connector>
        <draw:connector draw:style-name="gr2" draw:text-style-name="P1" draw:layer="layout" draw:type="line" svg:x1="6.037cm" svg:y1="5.124cm" svg:x2="6.621cm" svg:y2="5.14cm" draw:start-shape="id9" draw:start-glue-point="1" draw:end-shape="id6" draw:end-glue-point="0" svg:d="M6037 5124l584 16">
          <text:p/>
        </draw:connector>
        <draw:connector draw:style-name="gr2" draw:text-style-name="P1" draw:layer="layout" draw:type="line" svg:x1="6.164cm" svg:y1="6.23cm" svg:x2="6.621cm" svg:y2="5.14cm" draw:start-shape="id10" draw:start-glue-point="1" draw:end-shape="id6" draw:end-glue-point="0" svg:d="M6164 6230l457-1090">
          <text:p/>
        </draw:connector>
        <draw:connector draw:style-name="gr2" draw:text-style-name="P1" draw:layer="layout" draw:type="line" svg:x1="11.16cm" svg:y1="4.006cm" svg:x2="10.273cm" svg:y2="5.14cm" draw:start-shape="id11" draw:start-glue-point="3" draw:end-shape="id7" draw:end-glue-point="2" svg:d="M11160 4006l-887 1134">
          <text:p/>
        </draw:connector>
        <draw:connector draw:style-name="gr2" draw:text-style-name="P1" draw:layer="layout" draw:type="line" svg:x1="10.761cm" svg:y1="5.124cm" svg:x2="10.273cm" svg:y2="5.14cm" draw:start-shape="id12" draw:start-glue-point="3" draw:end-shape="id7" draw:end-glue-point="2" svg:d="M10761 5124l-488 16">
          <text:p/>
        </draw:connector>
        <draw:connector draw:style-name="gr2" draw:text-style-name="P1" draw:layer="layout" draw:type="line" svg:x1="10.962cm" svg:y1="6.218cm" svg:x2="10.273cm" svg:y2="5.14cm" draw:start-shape="id13" draw:start-glue-point="3" draw:end-shape="id7" draw:end-glue-point="2" svg:d="M10962 6218l-689-10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20:25:18.14</dc:date>
    <dc:creator>Loc Nguyen</dc:creator>
    <meta:editing-duration>PT8H40M52S</meta:editing-duration>
    <meta:editing-cycles>110</meta:editing-cycles>
    <meta:document-statistic meta:object-count="25"/>
  </office:meta>
</office:document-meta>
</file>